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2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20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19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19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18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18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1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16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1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1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1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1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1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12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1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1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1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1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09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0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08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0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07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0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06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0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0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03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02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0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01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200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199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199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1995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5096423301</text:p>
          </table:table-cell>
          <table:table-cell office:value-type="string" calcext:value-type="string">
            <text:p>7N <text:s/>6E11D <text:s text:c="2"/>1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